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468A25B171277E016C.png" manifest:media-type="image/png"/>
  <manifest:file-entry manifest:full-path="Pictures/100000000000016200000075A0031A64D631FE4F.png" manifest:media-type="image/png"/>
  <manifest:file-entry manifest:full-path="Pictures/10000000000001770000007550179EBAE3957CE3.png" manifest:media-type="image/png"/>
  <manifest:file-entry manifest:full-path="Pictures/10000000000001490000009EA3C85E3E1E7BF860.png" manifest:media-type="image/png"/>
  <manifest:file-entry manifest:full-path="Pictures/100000000000032B000001B067DF4FAB551576E7.png" manifest:media-type="image/png"/>
  <manifest:file-entry manifest:full-path="Pictures/100000000000022C000001743615401C5766C0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e438" officeooo:paragraph-rsid="0001e4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-)</text:p>
      <text:p text:style-name="P1"><draw:frame draw:style-name="fr1" draw:name="Image1" text:anchor-type="paragraph" svg:width="6.9252in" svg:height="3.6882in" draw:z-index="0"><draw:image xlink:href="Pictures/100000000000032B000001B067DF4FAB551576E7.png" xlink:type="simple" xlink:show="embed" xlink:actuate="onLoad" loext:mime-type="image/png"/></draw:frame></text:p>
      <text:p text:style-name="P1"/>
      <text:p text:style-name="P1">4-)</text:p>
      <text:p text:style-name="P1"><draw:frame draw:style-name="fr2" draw:name="Image2" text:anchor-type="paragraph" svg:width="5.7917in" svg:height="3.8752in" draw:z-index="1"><draw:image xlink:href="Pictures/100000000000022C000001743615401C5766C0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6-)</text:p>
      <text:p text:style-name="P1"><draw:frame draw:style-name="fr3" draw:name="Image3" text:anchor-type="paragraph" svg:width="3.4272in" svg:height="1.6457in" draw:z-index="2"><draw:image xlink:href="Pictures/10000000000001490000009EA3C85E3E1E7BF86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-)</text:p>
      <text:p text:style-name="P1"><draw:frame draw:style-name="fr3" draw:name="Image4" text:anchor-type="paragraph" svg:width="3.6874in" svg:height="1.2189in" draw:z-index="3"><draw:image xlink:href="Pictures/100000000000016200000075A0031A64D631FE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-)</text:p>
      <text:p text:style-name="P1"/>
      <text:p text:style-name="P1"><draw:frame draw:style-name="fr3" draw:name="Image5" text:anchor-type="paragraph" svg:width="3.9063in" svg:height="1.2189in" draw:z-index="4"><draw:image xlink:href="Pictures/10000000000001770000007550179EBAE3957C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-</text:p>
      <text:p text:style-name="P1"><draw:frame draw:style-name="fr3" draw:name="Image6" text:anchor-type="paragraph" svg:width="2.1874in" svg:height="0.7291in" draw:z-index="5"><draw:image xlink:href="Pictures/10000000000000D2000000468A25B171277E01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3:23:24.219879635</meta:creation-date>
    <dc:date>2020-09-23T13:26:02.938128537</dc:date>
    <meta:editing-duration>PT2M42S</meta:editing-duration>
    <meta:editing-cycles>1</meta:editing-cycles>
    <meta:document-statistic meta:table-count="0" meta:image-count="6" meta:object-count="0" meta:page-count="2" meta:paragraph-count="6" meta:word-count="6" meta:character-count="17" meta:non-whitespace-character-count="17"/>
    <meta:generator>LibreOffice/6.0.7.3$Linux_X86_64 LibreOffice_project/00m0$Build-3</meta:generator>
  </office:meta>
</office:document-meta>
</file>